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6">
      <style:paragraph-properties fo:line-height="150%" fo:text-align="justify" style:justify-single-word="false"/>
      <style:text-properties officeooo:paragraph-rsid="00190bc0"/>
    </style:style>
    <style:style style:name="P2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3" style:family="paragraph" style:parent-style-name="List_20_Paragraph" style:list-style-name="L1">
      <style:paragraph-properties fo:line-height="150%" fo:text-align="justify" style:justify-single-word="false"/>
      <style:text-properties officeooo:paragraph-rsid="001bb587"/>
    </style:style>
    <style:style style:name="P4" style:family="paragraph" style:parent-style-name="List_20_Paragraph" style:list-style-name="L3">
      <style:paragraph-properties fo:line-height="150%" fo:text-align="justify" style:justify-single-word="false"/>
      <style:text-properties officeooo:paragraph-rsid="001bb587"/>
    </style:style>
    <style:style style:name="P5" style:family="paragraph" style:parent-style-name="List_20_Paragraph" style:list-style-name="L4">
      <style:paragraph-properties fo:line-height="150%" fo:text-align="justify" style:justify-single-word="false"/>
    </style:style>
    <style:style style:name="P6" style:family="paragraph" style:parent-style-name="List_20_Paragraph" style:list-style-name="L5">
      <style:paragraph-properties fo:line-height="150%" fo:text-align="justify" style:justify-single-word="false"/>
      <style:text-properties officeooo:paragraph-rsid="001ca8ff"/>
    </style:style>
    <style:style style:name="P7" style:family="paragraph" style:parent-style-name="List_20_Paragraph" style:list-style-name="L7">
      <style:paragraph-properties fo:line-height="150%" fo:text-align="justify" style:justify-single-word="false"/>
    </style:style>
    <style:style style:name="P8" style:family="paragraph" style:parent-style-name="List_20_Paragraph" style:list-style-name="L8">
      <style:paragraph-properties fo:line-height="150%" fo:text-align="justify" style:justify-single-word="false"/>
      <style:text-properties officeooo:paragraph-rsid="001eebd9"/>
    </style:style>
    <style:style style:name="P9" style:family="paragraph" style:parent-style-name="List_20_Paragraph" style:list-style-name="WWNum6">
      <style:paragraph-properties fo:line-height="150%" fo:text-align="justify" style:justify-single-word="false"/>
      <style:text-properties style:font-name="Arial"/>
    </style:style>
    <style:style style:name="P10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1" style:font-size-complex="12pt"/>
    </style:style>
    <style:style style:name="P11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1e12e8" style:font-size-asian="12pt" style:font-weight-asian="bold" style:font-name-complex="Times New Roman1" style:font-size-complex="12pt"/>
    </style:style>
    <style:style style:name="P12" style:family="paragraph" style:parent-style-name="List_20_Paragraph" style:list-style-name="L4">
      <style:paragraph-properties fo:line-height="150%" fo:text-align="justify" style:justify-single-word="false"/>
      <style:text-properties officeooo:rsid="001ca8ff" officeooo:paragraph-rsid="001ca8ff"/>
    </style:style>
    <style:style style:name="P13" style:family="paragraph" style:parent-style-name="List_20_Paragraph" style:list-style-name="L7">
      <style:paragraph-properties fo:line-height="150%" fo:text-align="justify" style:justify-single-word="false"/>
      <style:text-properties officeooo:rsid="001eebd9" officeooo:paragraph-rsid="001eebd9"/>
    </style:style>
    <style:style style:name="P14" style:family="paragraph" style:parent-style-name="List_20_Paragraph" style:list-style-name="L8">
      <style:paragraph-properties fo:line-height="150%" fo:text-align="justify" style:justify-single-word="false"/>
      <style:text-properties officeooo:rsid="001eebd9" officeooo:paragraph-rsid="001eebd9"/>
    </style:style>
    <style:style style:name="P15" style:family="paragraph" style:parent-style-name="List_20_Paragraph" style:list-style-name="L9">
      <style:paragraph-properties fo:line-height="150%" fo:text-align="justify" style:justify-single-word="false"/>
      <style:text-properties officeooo:rsid="001eebd9" officeooo:paragraph-rsid="001eebd9"/>
    </style:style>
    <style:style style:name="P16" style:family="paragraph" style:parent-style-name="List_20_Paragraph" style:list-style-name="L10">
      <style:paragraph-properties fo:line-height="150%" fo:text-align="justify" style:justify-single-word="false"/>
      <style:text-properties officeooo:rsid="001f5308" officeooo:paragraph-rsid="001f5308"/>
    </style:style>
    <style:style style:name="P17" style:family="paragraph" style:parent-style-name="List_20_Paragraph" style:list-style-name="WWNum2">
      <style:paragraph-properties fo:margin-left="1.27cm" fo:margin-right="0cm" fo:line-height="150%" fo:text-align="justify" style:justify-single-word="false" fo:text-indent="1.27cm" style:auto-text-indent="false"/>
      <style:text-properties style:font-name="Arial"/>
    </style:style>
    <style:style style:name="P1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1e12e8"/>
    </style:style>
    <style:style style:name="P19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1" style:font-size-complex="12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1eebd9" style:font-size-asian="12pt" style:font-name-complex="Times New Roman1" style:font-size-complex="12pt"/>
    </style:style>
    <style:style style:name="P2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/>
    </style:style>
    <style:style style:name="T1" style:family="text">
      <style:text-properties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fo:font-size="12pt" fo:language="pt" fo:country="BR" officeooo:rsid="001a0044" style:font-size-asian="12pt" style:font-name-complex="Times New Roman1" style:font-size-complex="12pt"/>
    </style:style>
    <style:style style:name="T3" style:family="text">
      <style:text-properties fo:font-size="12pt" fo:language="pt" fo:country="BR" fo:font-weight="bold" officeooo:rsid="001a0044" style:font-size-asian="12pt" style:font-weight-asian="bold" style:font-name-complex="Times New Roman1" style:font-size-complex="12pt"/>
    </style:style>
    <style:style style:name="T4" style:family="text">
      <style:text-properties fo:font-size="12pt" style:font-size-asian="12pt" style:font-name-complex="Times New Roman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Arial" fo:font-size="12pt" style:font-size-asian="12pt" style:font-name-complex="Times New Roman1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1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1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1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1" style:font-size-complex="12pt"/>
    </style:style>
    <style:style style:name="T11" style:family="text">
      <style:text-properties style:font-name="Arial" fo:font-size="12pt" fo:language="pt" fo:country="BR" officeooo:rsid="001e12e8" style:font-size-asian="12pt" style:font-name-complex="Times New Roman1" style:font-size-complex="12pt"/>
    </style:style>
    <style:style style:name="T12" style:family="text">
      <style:text-properties style:font-name="Arial" fo:font-size="12pt" fo:language="pt" fo:country="BR" officeooo:rsid="001eebd9" style:font-size-asian="12pt" style:font-name-complex="Times New Roman1" style:font-size-complex="12pt"/>
    </style:style>
    <style:style style:name="T13" style:family="text">
      <style:text-properties style:font-name="Arial" fo:font-size="12pt" fo:language="pt" fo:country="BR" fo:font-weight="bold" officeooo:rsid="00190bc0" style:font-size-asian="12pt" style:font-weight-asian="bold" style:font-name-complex="Times New Roman1" style:font-size-complex="12pt"/>
    </style:style>
    <style:style style:name="T14" style:family="text">
      <style:text-properties style:font-name="Arial" fo:font-size="16pt" fo:language="pt" fo:country="BR" fo:font-weight="bold" officeooo:rsid="00190bc0" style:font-size-asian="16pt" style:font-weight-asian="bold" style:font-name-complex="Times New Roman1" style:font-size-complex="16pt"/>
    </style:style>
    <style:style style:name="T15" style:family="text">
      <style:text-properties style:font-name="Arial" fo:font-size="16pt" fo:language="pt" fo:country="BR" fo:font-weight="bold" officeooo:rsid="001e12e8" style:font-size-asian="16pt" style:font-weight-asian="bold" style:font-name-complex="Times New Roman1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4481941" text:style-name="WWNum6">
        <text:list-header>
          <text:p text:style-name="P19"><text:span text:style-name="T14"><text:s text:c="7"/>D</text:span><text:span text:style-name="T15">escrição dos processos – Atendimento</text:span></text:p>
        </text:list-header>
      </text:list>
      <text:p text:style-name="P18"><text:span text:style-name="T15"/></text:p>
      <text:list xml:id="list231710996858805" text:continue-numbering="true" text:style-name="WWNum6">
        <text:list-item>
          <text:p text:style-name="P1"><text:span text:style-name="T13">Anotar Pedido</text:span></text:p>
        </text:list-item>
      </text:list>
      <text:p text:style-name="P22"><text:span text:style-name="T1">Evento: </text:span><text:span text:style-name="T2">O</text:span><text:span text:style-name="T3"> cliente realiza pedido</text:span></text:p>
      <text:p text:style-name="P21"><text:span text:style-name="T5">Objetivo: </text:span><text:span text:style-name="T8">A</text:span><text:span text:style-name="T9">notar os pedidos solicitados pelo cliente</text:span><text:span text:style-name="T6">.</text:span></text:p>
      <text:p text:style-name="P22"><text:span text:style-name="T1">Trabalhadores Envolvidos:</text:span></text:p>
      <text:p text:style-name="P23">Atendente</text:p>
      <text:list xml:id="list257278494" text:style-name="L1">
        <text:list-item>
          <text:p text:style-name="P2"><text:span text:style-name="T9">O </text:span><text:span text:style-name="T8">Atendente anota pedido;</text:span></text:p>
        </text:list-item>
      </text:list>
      <text:list xml:id="list719281880" text:style-name="L10">
        <text:list-item>
          <text:list>
            <text:list-item>
              <text:p text:style-name="P16"><text:span text:style-name="T8">C</text:span><text:span text:style-name="T7">aso o cliente esteja na lista de devedores, o cliente é impedido de realizar o pedido e o processo finaliza.</text:span></text:p>
            </text:list-item>
          </text:list>
        </text:list-item>
      </text:list>
      <text:list xml:id="list231710559425144" text:continue-list="list257278494" text:style-name="L1">
        <text:list-item>
          <text:p text:style-name="P3"><text:span text:style-name="T9">O Atendente verifica a disponibilidade do pedido;</text:span></text:p>
        </text:list-item>
      </text:list>
      <text:list xml:id="list2968085425" text:style-name="L3">
        <text:list-item>
          <text:list>
            <text:list-item>
              <text:p text:style-name="P4"><text:span text:style-name="T9">Caso o solicitado esteja indisponível, é informado ao cliente e finaliza.</text:span></text:p>
            </text:list-item>
          </text:list>
        </text:list-item>
      </text:list>
      <text:list xml:id="list231710101656863" text:continue-list="list231710559425144" text:style-name="L1">
        <text:list-item>
          <text:p text:style-name="P3"><text:span text:style-name="T9">O Atendente encaminha o pedido para a cozinha.</text:span></text:p>
        </text:list-item>
      </text:list>
      <text:p text:style-name="P20"/>
      <text:list xml:id="list231709696495011" text:continue-list="list231710996858805" text:style-name="WWNum6">
        <text:list-item>
          <text:p text:style-name="P10">Entregar pedido</text:p>
        </text:list-item>
      </text:list>
      <text:p text:style-name="P21"><text:span text:style-name="T5">Evento: </text:span><text:span text:style-name="T9">A </text:span><text:span text:style-name="T10">cozinha informa que o pedido está pronto.</text:span></text:p>
      <text:p text:style-name="P21"><text:span text:style-name="T5">Objetivo: </text:span><text:span text:style-name="T10">Entregar o pedido pronto ao cliente</text:span><text:span text:style-name="T6">.</text:span></text:p>
      <text:p text:style-name="P22"><text:span text:style-name="T1">Trabalhadores Envolvidos:</text:span></text:p>
      <text:p text:style-name="P24">Atendente</text:p>
      <text:list xml:id="list4231580678" text:style-name="L4">
        <text:list-item>
          <text:p text:style-name="P5"><text:span text:style-name="T10">O Atendente retira o pedido pronto na cozinha;</text:span></text:p>
        </text:list-item>
        <text:list-item>
          <text:p text:style-name="P5"><text:span text:style-name="T10">O Atendente entrega o pedido ao cliente;</text:span></text:p>
        </text:list-item>
      </text:list>
      <text:list xml:id="list2193533869" text:style-name="L5">
        <text:list-item>
          <text:list>
            <text:list-item>
              <text:p text:style-name="P6"><text:span text:style-name="T10">Caso o pedido não for exatamente o que o cliente solicitou, o cliente não aceita e o pedido retorna a cozinha para ser feito corretamente.</text:span></text:p>
            </text:list-item>
          </text:list>
        </text:list-item>
      </text:list>
      <text:list xml:id="list231711185279854" text:continue-list="list4231580678" text:style-name="L4">
        <text:list-item>
          <text:p text:style-name="P12"><text:span text:style-name="T7">O cliente recebe o pedido.</text:span></text:p>
        </text:list-item>
      </text:list>
      <text:p text:style-name="P26"/>
      <text:list xml:id="list231710651551501" text:continue-list="list231709696495011" text:style-name="WWNum6">
        <text:list-item>
          <text:p text:style-name="P11"><text:soft-page-break/>Receber pagamento</text:p>
        </text:list-item>
      </text:list>
      <text:p text:style-name="P21"><text:span text:style-name="T5">Evento: </text:span><text:span text:style-name="T11">O cliente solicita o fechamento do pedido</text:span><text:span text:style-name="T6">.</text:span></text:p>
      <text:p text:style-name="P21"><text:span text:style-name="T5">Objetivo: </text:span><text:span text:style-name="T11">Encerrar o pedido e pagar pelos produtos solicitados</text:span><text:span text:style-name="T6">.</text:span></text:p>
      <text:p text:style-name="P22"><text:span text:style-name="T1">Trabalhadores Envolvidos:</text:span></text:p>
      <text:p text:style-name="P25">Atendente</text:p>
      <text:list xml:id="list1253006128" text:style-name="L7">
        <text:list-item>
          <text:p text:style-name="P7"><text:span text:style-name="T12">O atendente informa o valor total do pedido;</text:span></text:p>
        </text:list-item>
        <text:list-item>
          <text:p text:style-name="P7"><text:span text:style-name="T12">O cliente informa a forma de pagamento (cartão/dinheiro);</text:span></text:p>
        </text:list-item>
      </text:list>
      <text:list xml:id="list1581170813" text:style-name="L8">
        <text:list-item>
          <text:list>
            <text:list-item>
              <text:p text:style-name="P14"><text:span text:style-name="T7">Caso o pagamento seja em dinheiro e o valor entregue for maior que o valor total do pedido, o atendente deverá devolver a diferença do valor entregue pelo cliente e o valor total do pedido;</text:span></text:p>
            </text:list-item>
            <text:list-item>
              <text:p text:style-name="P8"><text:span text:style-name="T12">Caso o cliente não efetue o pagamento do pedido, serão registrados os dados do cliente e o mesmo não poderá pedir nada até a quitação da dívida.</text:span></text:p>
            </text:list-item>
          </text:list>
        </text:list-item>
      </text:list>
      <text:list xml:id="list231710918761249" text:continue-list="list1253006128" text:style-name="L7">
        <text:list-item>
          <text:p text:style-name="P13"><text:span text:style-name="T7">O cliente realiza o pagamento;</text:span></text:p>
        </text:list-item>
      </text:list>
      <text:list xml:id="list1679442793" text:style-name="L9">
        <text:list-item>
          <text:list>
            <text:list-item>
              <text:p text:style-name="P15"><text:span text:style-name="T7">Caso solicitado pelo cliente, o atendente entrega uma via da nota fiscal do pedido.</text:span></text:p>
            </text:list-item>
          </text:list>
        </text:list-item>
      </text:list>
      <text:p text:style-name="P2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47</meta:editing-cycles>
    <meta:creation-date>2020-03-07T17:25:00</meta:creation-date>
    <dc:date>2020-03-17T23:17:09.480000000</dc:date>
    <meta:editing-duration>PT1H33M50S</meta:editing-duration>
    <meta:generator>LibreOffice/6.3.4.2$Windows_X86_64 LibreOffice_project/60da17e045e08f1793c57c00ba83cdfce946d0aa</meta:generator>
    <meta:document-statistic meta:table-count="0" meta:image-count="0" meta:object-count="0" meta:page-count="2" meta:paragraph-count="31" meta:word-count="274" meta:character-count="1615" meta:non-whitespace-character-count="13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